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1.773cm"/>
    </style:style>
    <style:style style:name="co4" style:family="table-column">
      <style:table-column-properties fo:break-before="auto" style:column-width="2.27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2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 style:data-style-name="N84"/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3" table:number-columns-repeated="2" table:default-cell-style-name="ce3"/>
        <table:table-column table:style-name="co4" table:default-cell-style-name="ce3"/>
        <table:table-column table:style-name="co4" table:number-columns-repeated="249" table:default-cell-style-name="Default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 table:style-name="ce2" office:value-type="float" office:value="41708" calcext:value-type="float">
            <text:p>3/10/2014</text:p>
          </table:table-cell>
          <table:table-cell table:style-name="ce2" office:value-type="float" office:value="41709" calcext:value-type="float">
            <text:p>3/11/2014</text:p>
          </table:table-cell>
          <table:table-cell table:style-name="ce2" office:value-type="float" office:value="41710" calcext:value-type="float">
            <text:p>3/12/2014</text:p>
          </table:table-cell>
          <table:table-cell table:style-name="ce2" office:value-type="float" office:value="41711" calcext:value-type="float">
            <text:p>3/13/2014</text:p>
          </table:table-cell>
          <table:table-cell table:style-name="ce5" office:value-type="date" office:date-value="2014-03-18" calcext:value-type="date">
            <text:p>2014-03-18</text:p>
          </table:table-cell>
          <table:table-cell table:style-name="ce5" office:value-type="date" office:date-value="2014-03-19" calcext:value-type="date">
            <text:p>2014-03-1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quipos</text:p>
          </table:table-cell>
          <table:table-cell table:style-name="ce7" office:value-type="date" office:date-value="2014-04-01" calcext:value-type="date">
            <text:p>01/04/14</text:p>
          </table:table-cell>
          <table:table-cell table:style-name="ce7" office:value-type="date" office:date-value="2014-04-02" calcext:value-type="date">
            <text:p>02/04/14</text:p>
          </table:table-cell>
          <table:table-cell table:style-name="ce7" office:value-type="date" office:date-value="2014-04-03" calcext:value-type="date">
            <text:p>03/04/14</text:p>
          </table:table-cell>
          <table:table-cell table:style-name="ce7" office:value-type="date" office:date-value="2014-04-07" calcext:value-type="date">
            <text:p>07/04/14</text:p>
          </table:table-cell>
          <table:table-cell table:style-name="ce7" office:value-type="date" office:date-value="2014-04-08" calcext:value-type="date">
            <text:p>08/04/14</text:p>
          </table:table-cell>
          <table:table-cell table:style-name="ce7" office:value-type="date" office:date-value="2014-04-09" calcext:value-type="date">
            <text:p>09/04/14</text:p>
          </table:table-cell>
          <table:table-cell table:style-name="ce7" office:value-type="date" office:date-value="2014-04-10" calcext:value-type="date">
            <text:p>10/04/14</text:p>
          </table:table-cell>
          <table:table-cell table:number-columns-repeated="235"/>
        </table:table-row>
        <table:table-row table:style-name="ro2">
          <table:table-cell office:value-type="float" office:value="9161135" calcext:value-type="float">
            <text:p>9161135</text:p>
          </table:table-cell>
          <table:table-cell office:value-type="string" calcext:value-type="string">
            <text:p>BAUTISTA PEREZ CESAR ANTONIO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4"/>
          <table:table-cell office:value-type="string" calcext:value-type="string">
            <text:p>x</text:p>
          </table:table-cell>
          <table:table-cell table:number-columns-repeated="236"/>
        </table:table-row>
        <table:table-row table:style-name="ro2">
          <table:table-cell/>
          <table:table-cell office:value-type="string" calcext:value-type="string">
            <text:p>BAUTISTA SANTIAGO JOSÉ MANUEL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3">
          <table:table-cell office:value-type="float" office:value="9161140" calcext:value-type="float">
            <text:p>9161140</text:p>
          </table:table-cell>
          <table:table-cell office:value-type="string" calcext:value-type="string">
            <text:p>CABALLERO CANSECO ENRIQUE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office:value-type="float" office:value="9161142" calcext:value-type="float">
            <text:p>9161142</text:p>
          </table:table-cell>
          <table:table-cell office:value-type="string" calcext:value-type="string">
            <text:p>CARMONA OLIVERA LUIS IGNACIO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1">
          <table:table-cell/>
          <table:table-cell office:value-type="string" calcext:value-type="string">
            <text:p>CASTELLANOS MARTINEZ ALDO JESÚS</text:p>
          </table:table-cell>
          <table:table-cell table:number-columns-repeated="2"/>
          <table:table-cell table:style-name="ce4"/>
          <table:table-cell table:style-name="Default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7"/>
        </table:table-row>
        <table:table-row table:style-name="ro2">
          <table:table-cell office:value-type="float" office:value="9161155" calcext:value-type="float">
            <text:p>9161155</text:p>
          </table:table-cell>
          <table:table-cell office:value-type="string" calcext:value-type="string">
            <text:p>CRUZ AQUINO JESSICA MARGARIT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10161734" calcext:value-type="float">
            <text:p>10161734</text:p>
          </table:table-cell>
          <table:table-cell office:value-type="string" calcext:value-type="string">
            <text:p>CUEVAS AGUERO STEPHANIE JOCELYN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/>
          <table:table-cell office:value-type="string" calcext:value-type="string">
            <text:p>GARCIA GARCIA GILBERT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10161551" calcext:value-type="float">
            <text:p>10161551</text:p>
          </table:table-cell>
          <table:table-cell office:value-type="string" calcext:value-type="string">
            <text:p>GARCIA LABASTIDA MIGUEL ANG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6"/>
        </table:table-row>
        <table:table-row table:style-name="ro2">
          <table:table-cell office:value-type="float" office:value="9161177" calcext:value-type="float">
            <text:p>9161177</text:p>
          </table:table-cell>
          <table:table-cell office:value-type="string" calcext:value-type="string">
            <text:p>GARCIA RAMIREZ GERSON JAIR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10161739" calcext:value-type="float">
            <text:p>10161739</text:p>
          </table:table-cell>
          <table:table-cell office:value-type="string" calcext:value-type="string">
            <text:p>GOMEZ SANTOS GABRIELA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10160924" calcext:value-type="float">
            <text:p>10160924</text:p>
          </table:table-cell>
          <table:table-cell office:value-type="string" calcext:value-type="string">
            <text:p>HERNANDEZ SANTIAGO EDWARD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10161743" calcext:value-type="float">
            <text:p>10161743</text:p>
          </table:table-cell>
          <table:table-cell office:value-type="string" calcext:value-type="string">
            <text:p>JIMENEZ LOPEZ YANELY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10160976" calcext:value-type="float">
            <text:p>10160976</text:p>
          </table:table-cell>
          <table:table-cell office:value-type="string" calcext:value-type="string">
            <text:p>LOPEZ GUZMAN DAVID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10160978" calcext:value-type="float">
            <text:p>10160978</text:p>
          </table:table-cell>
          <table:table-cell office:value-type="string" calcext:value-type="string">
            <text:p>LOPEZ OJEDA CRISTINA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3">
          <table:table-cell office:value-type="float" office:value="9161221" calcext:value-type="float">
            <text:p>9161221</text:p>
          </table:table-cell>
          <table:table-cell office:value-type="string" calcext:value-type="string">
            <text:p>LOPEZ SALAZAR ELIZABETH SARAI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46"/>
        </table:table-row>
        <table:table-row table:style-name="ro2">
          <table:table-cell office:value-type="float" office:value="10160860" calcext:value-type="float">
            <text:p>10160860</text:p>
          </table:table-cell>
          <table:table-cell office:value-type="string" calcext:value-type="string">
            <text:p>MARTINEZ BAUTISTA KEVIN JONAS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9730257" calcext:value-type="float">
            <text:p>9730257</text:p>
          </table:table-cell>
          <table:table-cell office:value-type="string" calcext:value-type="string">
            <text:p>MARTINEZ LOPEZ ISAAC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10160861" calcext:value-type="float">
            <text:p>10160861</text:p>
          </table:table-cell>
          <table:table-cell office:value-type="string" calcext:value-type="string">
            <text:p>MARTINEZ MARTINEZ MANU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9161228" calcext:value-type="float">
            <text:p>9161228</text:p>
          </table:table-cell>
          <table:table-cell office:value-type="string" calcext:value-type="string">
            <text:p>MARTINEZ OJEDA ANA JULIET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9"/>
        </table:table-row>
        <table:table-row table:style-name="ro2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9161232" calcext:value-type="float">
            <text:p>9161232</text:p>
          </table:table-cell>
          <table:table-cell office:value-type="string" calcext:value-type="string">
            <text:p>MATEO AZCUNAGA MONICA ALICIA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9161236" calcext:value-type="float">
            <text:p>9161236</text:p>
          </table:table-cell>
          <table:table-cell office:value-type="string" calcext:value-type="string">
            <text:p>MENDEZ RUIZ DOMINGO URIEL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10160866" calcext:value-type="float">
            <text:p>10160866</text:p>
          </table:table-cell>
          <table:table-cell office:value-type="string" calcext:value-type="string">
            <text:p>MENDIOLA SARABIO BERNARDO</text:p>
          </table:table-cell>
          <table:table-cell/>
          <table:table-cell table:style-name="Default"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6"/>
        </table:table-row>
        <table:table-row table:style-name="ro2">
          <table:table-cell office:value-type="float" office:value="10160870" calcext:value-type="float">
            <text:p>10160870</text:p>
          </table:table-cell>
          <table:table-cell office:value-type="string" calcext:value-type="string">
            <text:p>MORALES LORENZO AGUSTIN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4">
          <table:table-cell office:value-type="float" office:value="9161248" calcext:value-type="float">
            <text:p>9161248</text:p>
          </table:table-cell>
          <table:table-cell office:value-type="string" calcext:value-type="string">
            <text:p>OLIVERA CRUZ VLADIMIR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9161254" calcext:value-type="float">
            <text:p>9161254</text:p>
          </table:table-cell>
          <table:table-cell office:value-type="string" calcext:value-type="string">
            <text:p>PALACIOS LOPEZ JOSE ALEJANDRO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6"/>
        </table:table-row>
        <table:table-row table:style-name="ro2">
          <table:table-cell office:value-type="float" office:value="10161014" calcext:value-type="float">
            <text:p>10161014</text:p>
          </table:table-cell>
          <table:table-cell office:value-type="string" calcext:value-type="string">
            <text:p>PEREZ PERALTA MAURICIO ALEJANDRO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10161701" calcext:value-type="float">
            <text:p>10161701</text:p>
          </table:table-cell>
          <table:table-cell office:value-type="string" calcext:value-type="string">
            <text:p>PEREZ PEREZ ALEJANDRO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10161703" calcext:value-type="float">
            <text:p>10161703</text:p>
          </table:table-cell>
          <table:table-cell office:value-type="string" calcext:value-type="string">
            <text:p>PINACHO GARCIA GIBRAN ELEACID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9161274" calcext:value-type="float">
            <text:p>9161274</text:p>
          </table:table-cell>
          <table:table-cell office:value-type="string" calcext:value-type="string">
            <text:p>RODRIGUEZ MARTINEZ LUIS FELIPE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9161277" calcext:value-type="float">
            <text:p>9161277</text:p>
          </table:table-cell>
          <table:table-cell office:value-type="string" calcext:value-type="string">
            <text:p>ROMUALDO TOSCANO ELEUTERIO</text:p>
          </table:table-cell>
          <table:table-cell/>
          <table:table-cell table:style-name="Default"/>
          <table:table-cell table:number-columns-repeated="2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10161724" calcext:value-type="float">
            <text:p>10161724</text:p>
          </table:table-cell>
          <table:table-cell office:value-type="string" calcext:value-type="string">
            <text:p>SANCHEZ CAMACHO KARLA PAOLA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9161287" calcext:value-type="float">
            <text:p>9161287</text:p>
          </table:table-cell>
          <table:table-cell office:value-type="string" calcext:value-type="string">
            <text:p>SANCHEZ CRUZ JONATAN</text:p>
          </table:table-cell>
          <table:table-cell table:number-columns-repeated="2" office:value-type="string" calcext:value-type="string">
            <text:p>X</text:p>
          </table:table-cell>
          <table:table-cell table:style-name="Default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2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37"/>
        </table:table-row>
        <table:table-row table:style-name="ro2">
          <table:table-cell office:value-type="float" office:value="9161296" calcext:value-type="float">
            <text:p>9161296</text:p>
          </table:table-cell>
          <table:table-cell office:value-type="string" calcext:value-type="string">
            <text:p>SANTIAGO OREA AZUCENA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6"/>
        </table:table-row>
        <table:table-row table:style-name="ro2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235"/>
        </table:table-row>
        <table:table-row table:style-name="ro1">
          <table:table-cell table:style-name="Default" table:number-columns-repeated="7"/>
          <table:table-cell table:number-columns-repeated="2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family="Arial" fo:font-size="10pt" fo:font-style="normal" style:text-underline-style="none" fo:font-weight="normal" style:font-name-asian="Arial1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 style:data-style-name="N2" text:time-value="0000-00-00T08:50:46.9967786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10T08:54:53.456821539</dc:date>
    <meta:editing-duration>P1DT10H53M50S</meta:editing-duration>
    <meta:editing-cycles>26</meta:editing-cycles>
    <meta:generator>LibreOffice/4.1.5.3$Linux_X86_64 LibreOffice_project/dbb87467d9d224568a09b07561d0bf594c7de06</meta:generator>
    <meta:document-statistic meta:table-count="1" meta:cell-count="694" meta:object-count="0"/>
  </office:meta>
</office:document-meta>
</file>